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a933" loext:opacity="100%" style:font-name="Liberation Serif" fo:font-size="12pt" officeooo:paragraph-rsid="00278b6a" style:font-size-asian="12pt" style:font-size-complex="12pt"/>
    </style:style>
    <style:style style:name="P2" style:family="paragraph" style:parent-style-name="Standard">
      <style:paragraph-properties fo:line-height="100%"/>
      <style:text-properties fo:color="#00a933" loext:opacity="100%" style:font-name="Liberation Serif" fo:font-size="12pt" officeooo:paragraph-rsid="0044827f" style:font-size-asian="12pt" style:font-size-complex="12pt"/>
    </style:style>
    <style:style style:name="P3" style:family="paragraph" style:parent-style-name="Standard">
      <style:paragraph-properties fo:line-height="100%"/>
      <style:text-properties fo:color="#00a933" loext:opacity="100%" style:font-name="Liberation Serif" fo:font-size="12pt" officeooo:paragraph-rsid="00318783" style:font-size-asian="12pt" style:font-size-complex="12pt"/>
    </style:style>
    <style:style style:name="P4" style:family="paragraph" style:parent-style-name="Standard">
      <style:paragraph-properties fo:line-height="100%"/>
      <style:text-properties fo:color="#00a933" loext:opacity="100%" style:font-name="Liberation Serif" fo:font-size="12pt" officeooo:paragraph-rsid="003fe0bf" style:font-size-asian="12pt" style:font-size-complex="12pt"/>
    </style:style>
    <style:style style:name="P5" style:family="paragraph" style:parent-style-name="Standard">
      <style:paragraph-properties fo:line-height="100%"/>
      <style:text-properties fo:color="#00a933" loext:opacity="100%" style:font-name="Liberation Serif" fo:font-size="12pt" officeooo:rsid="0042ad16" officeooo:paragraph-rsid="0044827f" style:font-size-asian="12pt" style:font-size-complex="12pt"/>
    </style:style>
    <style:style style:name="P6" style:family="paragraph" style:parent-style-name="Standard">
      <style:paragraph-properties fo:line-height="100%"/>
      <style:text-properties fo:color="#00a933" loext:opacity="100%" style:font-name="Liberation Serif" fo:font-size="12pt" officeooo:rsid="0045a2ab" officeooo:paragraph-rsid="0045a2ab" style:font-size-asian="12pt" style:font-size-complex="12pt"/>
    </style:style>
    <style:style style:name="P7" style:family="paragraph" style:parent-style-name="Standard">
      <style:paragraph-properties fo:line-height="100%"/>
      <style:text-properties fo:color="#00a933" loext:opacity="100%" style:font-name="Liberation Serif" fo:font-size="12pt" officeooo:rsid="003b9d86" officeooo:paragraph-rsid="003b9d86" style:font-size-asian="12pt" style:font-size-complex="12pt"/>
    </style:style>
    <style:style style:name="P8" style:family="paragraph" style:parent-style-name="Standard">
      <style:paragraph-properties fo:line-height="100%"/>
      <style:text-properties fo:color="#00a933" loext:opacity="100%" style:font-name="Liberation Serif" fo:font-size="12pt" officeooo:rsid="003ba5c3" officeooo:paragraph-rsid="003ba5c3" style:font-size-asian="12pt" style:font-size-complex="12pt"/>
    </style:style>
    <style:style style:name="P9" style:family="paragraph" style:parent-style-name="Standard">
      <style:paragraph-properties fo:line-height="100%"/>
      <style:text-properties fo:color="#00a933" loext:opacity="100%" style:font-name="Liberation Serif" fo:font-size="12pt" officeooo:rsid="003cd1aa" officeooo:paragraph-rsid="003cd1aa" style:font-size-asian="12pt" style:font-size-complex="12pt"/>
    </style:style>
    <style:style style:name="P10" style:family="paragraph" style:parent-style-name="Standard">
      <style:paragraph-properties fo:line-height="100%"/>
      <style:text-properties fo:color="#000000" loext:opacity="100%" style:font-name="Liberation Serif" fo:font-size="12pt" officeooo:paragraph-rsid="00278b6a" style:font-size-asian="12pt" style:font-size-complex="12pt"/>
    </style:style>
    <style:style style:name="P11" style:family="paragraph" style:parent-style-name="Standard">
      <style:paragraph-properties fo:line-height="100%"/>
      <style:text-properties fo:color="#000000" loext:opacity="100%" style:font-name="Liberation Serif" fo:font-size="12pt" officeooo:paragraph-rsid="00362c82" style:font-size-asian="12pt" style:font-size-complex="12pt"/>
    </style:style>
    <style:style style:name="P12" style:family="paragraph" style:parent-style-name="Standard">
      <style:paragraph-properties fo:line-height="100%"/>
      <style:text-properties fo:color="#000000" loext:opacity="100%" style:font-name="Liberation Serif" fo:font-size="12pt" officeooo:paragraph-rsid="0035811b" style:font-size-asian="12pt" style:font-size-complex="12pt"/>
    </style:style>
    <style:style style:name="P13" style:family="paragraph" style:parent-style-name="Standard">
      <style:paragraph-properties fo:line-height="100%"/>
      <style:text-properties fo:color="#000000" loext:opacity="100%" style:font-name="Liberation Serif" fo:font-size="12pt" officeooo:paragraph-rsid="002f1d57" style:font-size-asian="12pt" style:font-size-complex="12pt"/>
    </style:style>
    <style:style style:name="P14" style:family="paragraph" style:parent-style-name="Standard">
      <style:paragraph-properties fo:line-height="100%"/>
      <style:text-properties fo:color="#000000" loext:opacity="100%" style:font-name="Liberation Serif" fo:font-size="12pt" officeooo:paragraph-rsid="0042ad16" style:font-size-asian="12pt" style:font-size-complex="12pt"/>
    </style:style>
    <style:style style:name="P15" style:family="paragraph" style:parent-style-name="Standard">
      <style:paragraph-properties fo:line-height="100%"/>
      <style:text-properties fo:color="#000000" loext:opacity="100%" style:font-name="Liberation Serif" fo:font-size="12pt" officeooo:paragraph-rsid="004ae266" style:font-size-asian="12pt" style:font-size-complex="12pt"/>
    </style:style>
    <style:style style:name="P16" style:family="paragraph" style:parent-style-name="Standard">
      <style:paragraph-properties fo:line-height="100%"/>
      <style:text-properties fo:color="#000000" loext:opacity="100%" style:font-name="Liberation Serif" fo:font-size="12pt" officeooo:paragraph-rsid="0042edd0" style:font-size-asian="12pt" style:font-size-complex="12pt"/>
    </style:style>
    <style:style style:name="P17" style:family="paragraph" style:parent-style-name="Standard">
      <style:paragraph-properties fo:line-height="100%"/>
      <style:text-properties fo:color="#000000" loext:opacity="100%" style:font-name="Liberation Serif" fo:font-size="12pt" officeooo:rsid="004f4b2e" officeooo:paragraph-rsid="004f4b2e" style:font-size-asian="12pt" style:font-size-complex="12pt"/>
    </style:style>
    <style:style style:name="P18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ae266" style:font-size-asian="12pt" style:font-size-complex="12pt"/>
    </style:style>
    <style:style style:name="P19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2ad16" style:font-size-asian="12pt" style:font-size-complex="12pt"/>
    </style:style>
    <style:style style:name="P20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2edd0" style:font-size-asian="12pt" style:font-size-complex="12pt"/>
    </style:style>
    <style:style style:name="P21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3e2b7" style:font-size-asian="12pt" style:font-size-complex="12pt"/>
    </style:style>
    <style:style style:name="P22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5a2ab" style:font-size-asian="12pt" style:font-size-complex="12pt"/>
    </style:style>
    <style:style style:name="P23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4827f" style:font-size-asian="12pt" style:font-size-complex="12pt"/>
    </style:style>
    <style:style style:name="P24" style:family="paragraph" style:parent-style-name="Standard">
      <style:paragraph-properties fo:line-height="100%"/>
      <style:text-properties fo:color="#000000" loext:opacity="100%" style:font-name="Liberation Serif" fo:font-size="12pt" officeooo:rsid="0043e2b7" officeooo:paragraph-rsid="0043e2b7" style:font-size-asian="12pt" style:font-size-complex="12pt"/>
    </style:style>
    <style:style style:name="P25" style:family="paragraph" style:parent-style-name="Standard">
      <style:paragraph-properties fo:line-height="100%"/>
      <style:text-properties fo:color="#000000" loext:opacity="100%" style:font-name="Liberation Serif" fo:font-size="12pt" officeooo:rsid="0043e2b7" officeooo:paragraph-rsid="0045a2ab" style:font-size-asian="12pt" style:font-size-complex="12pt"/>
    </style:style>
    <style:style style:name="P26" style:family="paragraph" style:parent-style-name="Standard">
      <style:paragraph-properties fo:line-height="100%"/>
      <style:text-properties fo:color="#000000" loext:opacity="100%" style:font-name="Liberation Serif" fo:font-size="12pt" officeooo:rsid="0044827f" officeooo:paragraph-rsid="0044827f" style:font-size-asian="12pt" style:font-size-complex="12pt"/>
    </style:style>
    <style:style style:name="P27" style:family="paragraph" style:parent-style-name="Standard">
      <style:paragraph-properties fo:line-height="100%"/>
      <style:text-properties fo:color="#000000" loext:opacity="100%" style:font-name="Liberation Serif" fo:font-size="12pt" officeooo:rsid="0045a2ab" officeooo:paragraph-rsid="0045a2ab" style:font-size-asian="12pt" style:font-size-complex="12pt"/>
    </style:style>
    <style:style style:name="T1" style:family="text">
      <style:text-properties officeooo:rsid="00326cb7"/>
    </style:style>
    <style:style style:name="T2" style:family="text">
      <style:text-properties officeooo:rsid="0035811b"/>
    </style:style>
    <style:style style:name="T3" style:family="text">
      <style:text-properties officeooo:rsid="00362c82"/>
    </style:style>
    <style:style style:name="T4" style:family="text">
      <style:text-properties officeooo:rsid="0036412d"/>
    </style:style>
    <style:style style:name="T5" style:family="text">
      <style:text-properties officeooo:rsid="003a428c"/>
    </style:style>
    <style:style style:name="T6" style:family="text">
      <style:text-properties officeooo:rsid="003cd1aa"/>
    </style:style>
    <style:style style:name="T7" style:family="text">
      <style:text-properties officeooo:rsid="003fe0bf"/>
    </style:style>
    <style:style style:name="T8" style:family="text">
      <style:text-properties officeooo:rsid="0042721c"/>
    </style:style>
    <style:style style:name="T9" style:family="text">
      <style:text-properties officeooo:rsid="0042ad16"/>
    </style:style>
    <style:style style:name="T10" style:family="text">
      <style:text-properties officeooo:rsid="0042edd0"/>
    </style:style>
    <style:style style:name="T11" style:family="text">
      <style:text-properties officeooo:rsid="0043e2b7"/>
    </style:style>
    <style:style style:name="T12" style:family="text">
      <style:text-properties officeooo:rsid="0044827f"/>
    </style:style>
    <style:style style:name="T13" style:family="text">
      <style:text-properties officeooo:rsid="00454b2a"/>
    </style:style>
    <style:style style:name="T14" style:family="text">
      <style:text-properties officeooo:rsid="0045a2ab"/>
    </style:style>
    <style:style style:name="T15" style:family="text">
      <style:text-properties officeooo:rsid="0046c7f9"/>
    </style:style>
    <style:style style:name="T16" style:family="text">
      <style:text-properties officeooo:rsid="004ae266"/>
    </style:style>
    <style:style style:name="T17" style:family="text">
      <style:text-properties officeooo:rsid="004e1616"/>
    </style:style>
    <style:style style:name="T18" style:family="text">
      <style:text-properties officeooo:rsid="004e6263"/>
    </style:style>
    <style:style style:name="T19" style:family="text">
      <style:text-properties officeooo:rsid="005496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#List local Images </text:p>
      <text:p text:style-name="P10">docker images</text:p>
      <text:p text:style-name="P10"/>
      <text:p text:style-name="P10">#Log in to a remote registry </text:p>
      <text:p text:style-name="P10">docker login -u user</text:p>
      <text:p text:style-name="P1"/>
      <text:p text:style-name="P10">#Start container in background</text:p>
      <text:p text:style-name="P10">docker run -d nginx</text:p>
      <text:p text:style-name="P1"/>
      <text:p text:style-name="P11">#Run a container <text:s text:c="2"/></text:p>
      <text:p text:style-name="P11">docker run -d -it -p 80:80 -v /nfs:/var/www/html registry.redhat.io/rhel8/httpd-24</text:p>
      <text:p text:style-name="P10"/>
      <text:p text:style-name="P10">#Assign it a hostname</text:p>
      <text:p text:style-name="P10">docker run --hostname anibrain nginx</text:p>
      <text:p text:style-name="P10"/>
      <text:p text:style-name="P10">#Assign it a dns entry</text:p>
      <text:p text:style-name="P10">docker run --add-host HOSTNAME:IP IMAGE</text:p>
      <text:p text:style-name="P1"/>
      <text:p text:style-name="P10">#Copy a file from a container to the host</text:p>
      <text:p text:style-name="P10">docker cp containername:/indez.html indez.html</text:p>
      <text:p text:style-name="P1"/>
      <text:p text:style-name="P10">#Copy a file from the host to a container</text:p>
      <text:p text:style-name="P10">docker cp indez.html containername:/indez.html</text:p>
      <text:p text:style-name="P1"/>
      <text:p text:style-name="P10">#Pull an image from a remote registry</text:p>
      <text:p text:style-name="P10">docker pull registry.redhat.io/rhel8/httpd-24</text:p>
      <text:p text:style-name="P10"/>
      <text:p text:style-name="P12">#Pu<text:span text:style-name="T2">sh</text:span> an image from a remote registry</text:p>
      <text:p text:style-name="P12">docker tag 27941809078c vvgadhave/ubuntu:<text:span text:style-name="T2">firsttry #need to tag your image first</text:span></text:p>
      <text:p text:style-name="P12">docker push vvgadhave/ubuntu:<text:span text:style-name="T2">first</text:span>try <text:span text:style-name="T2">#then you can push the image</text:span></text:p>
      <text:p text:style-name="P10"/>
      <text:p text:style-name="P10">#List the running containers </text:p>
      <text:p text:style-name="P10">docker ps</text:p>
      <text:p text:style-name="P10"/>
      <text:p text:style-name="P10">#List the running containers </text:p>
      <text:p text:style-name="P10">docker container ls </text:p>
      <text:p text:style-name="P10"/>
      <text:p text:style-name="P10">#List the running <text:span text:style-name="T1">and non running</text:span> containers </text:p>
      <text:p text:style-name="P10">docker container ls -a</text:p>
      <text:p text:style-name="P1"/>
      <text:p text:style-name="P10">#Execute a command in a running container </text:p>
      <text:p text:style-name="P10">docker exec -it containerid /bin/bash</text:p>
      <text:p text:style-name="P10"/>
      <text:p text:style-name="P10">#Execute a command by root in a running container </text:p>
      <text:p text:style-name="P10">docker exec -u 0 -it a34b5708919d /bin/bash</text:p>
      <text:p text:style-name="P1"/>
      <text:p text:style-name="P10">#Display the logs of a container </text:p>
      <text:p text:style-name="P10">docker logs containerid</text:p>
      <text:p text:style-name="P10"/>
      <text:p text:style-name="P10">#Save an image </text:p>
      <text:p text:style-name="P10">docker save -o test.tar <text:span text:style-name="T5">imagename</text:span></text:p>
      <text:p text:style-name="P10"/>
      <text:p text:style-name="P10">#Load an image </text:p>
      <text:p text:style-name="P13">docker load -i /path/test.tar </text:p>
      <text:p text:style-name="P10"/>
      <text:p text:style-name="P10">#Start an existing container </text:p>
      <text:p text:style-name="P10">docker start containerid</text:p>
      <text:p text:style-name="P10"><text:soft-page-break/>#Stop an existing container </text:p>
      <text:p text:style-name="P10">docker stop containerid</text:p>
      <text:p text:style-name="P10"/>
      <text:p text:style-name="P10">#Restart an existing container </text:p>
      <text:p text:style-name="P10">docker restart containerid</text:p>
      <text:p text:style-name="P10"/>
      <text:p text:style-name="P10">#Remove a container </text:p>
      <text:p text:style-name="P10">docker rm containerid</text:p>
      <text:p text:style-name="P10"/>
      <text:p text:style-name="P10">#Remove a container image </text:p>
      <text:p text:style-name="P10">docker rmi containerimages</text:p>
      <text:p text:style-name="P10"/>
      <text:p text:style-name="P10">#Docker version </text:p>
      <text:p text:style-name="P10">docker version</text:p>
      <text:p text:style-name="P10"/>
      <text:p text:style-name="P10">#Log out </text:p>
      <text:p text:style-name="P10">docker logout</text:p>
      <text:p text:style-name="P1"/>
      <text:p text:style-name="P10">#Create a new image based on the current state of a running container </text:p>
      <text:p text:style-name="P10">docker commit container<text:span text:style-name="T3">id</text:span> newImage:tag </text:p>
      <text:p text:style-name="P10"/>
      <text:p text:style-name="P10">#Wait on one or more containers to stop </text:p>
      <text:p text:style-name="P10">docker wait container1 [container2…]</text:p>
      <text:p text:style-name="P10"/>
      <text:p text:style-name="P10">#Kill a running container </text:p>
      <text:p text:style-name="P10">docker kill container<text:span text:style-name="T3">id</text:span></text:p>
      <text:p text:style-name="P10"/>
      <text:p text:style-name="P10">#Remove a container (use -f if the container is running) </text:p>
      <text:p text:style-name="P10">docker rm [-f] container<text:span text:style-name="T3">id</text:span></text:p>
      <text:p text:style-name="P10"/>
      <text:p text:style-name="P10">#Display a live stream of a container’s resource usage </text:p>
      <text:p text:style-name="P10">docker stats container<text:span text:style-name="T3">id</text:span></text:p>
      <text:p text:style-name="P10"/>
      <text:p text:style-name="P10">#Return metadata (in JSON) about a running container </text:p>
      <text:p text:style-name="P10">docker inspect container<text:span text:style-name="T3">id</text:span></text:p>
      <text:p text:style-name="P10"/>
      <text:p text:style-name="P10">#Processors running on Docker</text:p>
      <text:p text:style-name="P10">docker top container-id</text:p>
      <text:p text:style-name="P10"/>
      <text:p text:style-name="P10">#Delete volume forcefully</text:p>
      <text:p text:style-name="P10">docker volume prune</text:p>
      <text:p text:style-name="P10"/>
      <text:p text:style-name="P10">#Remove all stopped containers</text:p>
      <text:p text:style-name="P10">docker container prune</text:p>
      <text:p text:style-name="P10"/>
      <text:p text:style-name="P10">#Build docker images</text:p>
      <text:p text:style-name="P10">docker build -t yourusername/repository-name .</text:p>
      <text:p text:style-name="P10"/>
      <text:p text:style-name="P10">#Specify the docker file if having other name</text:p>
      <text:p text:style-name="P10">docker build -f dockerfile.dev .</text:p>
      <text:p text:style-name="P1"/>
      <text:p text:style-name="P10">#Show all modified files <text:span text:style-name="T19">i</text:span>n container</text:p>
      <text:p text:style-name="P10">docker diff containerid</text:p>
      <text:p text:style-name="P10"/>
      <text:p text:style-name="P10">#Show mapped ports of a container</text:p>
      <text:p text:style-name="P10">docker port containerid</text:p>
      <text:p text:style-name="P10"/>
      <text:p text:style-name="P10"><text:soft-page-break/>#Search an image in official repository</text:p>
      <text:p text:style-name="P10">docker search nginx</text:p>
      <text:p text:style-name="P10"/>
      <text:p text:style-name="P17">#List all events of Docker</text:p>
      <text:p text:style-name="P17">docker events </text:p>
      <text:p text:style-name="P10"/>
      <text:p text:style-name="P10">URL: https://dockerlabs.collabnix.com/docker/cheatsheet/</text:p>
      <text:p text:style-name="P10"/>
      <text:p text:style-name="P10">############### Docker <text:span text:style-name="T8">Compose</text:span> #####################</text:p>
      <text:p text:style-name="P14"/>
      <text:p text:style-name="P15"><text:span text:style-name="T8"># Start Container</text:span><text:span text:style-name="T9">s</text:span><text:span text:style-name="T8"> </text:span><text:span text:style-name="T9">and detach </text:span></text:p>
      <text:p text:style-name="P18">docker-compose up -d</text:p>
      <text:p text:style-name="P14"><text:line-break/><text:span text:style-name="T8">#</text:span><text:span text:style-name="T9">Stop and</text:span><text:span text:style-name="T8"> </text:span><text:span text:style-name="T9">Remove</text:span><text:span text:style-name="T8"> Container</text:span><text:span text:style-name="T9">s with all networks and devices</text:span><text:span text:style-name="T8"> </text:span></text:p>
      <text:p text:style-name="P14"><text:span text:style-name="T9">docker-compose down</text:span><text:line-break/></text:p>
      <text:p text:style-name="P14"><text:span text:style-name="T8"># </text:span><text:span text:style-name="T9">Create</text:span><text:span text:style-name="T8"> Container</text:span><text:span text:style-name="T9">s</text:span><text:span text:style-name="T8"> </text:span><text:span text:style-name="T9">and don’t start</text:span></text:p>
      <text:p text:style-name="P19">docker-compose create <text:s text:c="2"/>### old command</text:p>
      <text:p text:style-name="P19">docker-compose up –nostart <text:s/>### <text:s/>new command</text:p>
      <text:p text:style-name="P14"/>
      <text:p text:style-name="P20">#St<text:span text:style-name="T10">art the stopped</text:span> Containers</text:p>
      <text:p text:style-name="P20">docker-compose st<text:span text:style-name="T10">art</text:span></text:p>
      <text:p text:style-name="P16"/>
      <text:p text:style-name="P19">#Stop Containers</text:p>
      <text:p text:style-name="P19">docker-compose stop</text:p>
      <text:p text:style-name="P14"/>
      <text:p text:style-name="P19">#Remove Containers</text:p>
      <text:p text:style-name="P19">docker-compose <text:span text:style-name="T17">rm</text:span></text:p>
      <text:p text:style-name="P19"/>
      <text:p text:style-name="P24">#List containers</text:p>
      <text:p text:style-name="P21">docker-compose <text:span text:style-name="T11">ls</text:span></text:p>
      <text:p text:style-name="P19"/>
      <text:p text:style-name="P24">#Check <text:span text:style-name="T14">and list</text:span> the state of container</text:p>
      <text:p text:style-name="P21">docker-compose <text:span text:style-name="T11">ps</text:span></text:p>
      <text:p text:style-name="P21"/>
      <text:p text:style-name="P25">#Check <text:span text:style-name="T14">and list</text:span> the state of <text:span text:style-name="T14">exited</text:span> container<text:span text:style-name="T14">s</text:span></text:p>
      <text:p text:style-name="P22">docker-compose <text:span text:style-name="T14">ls -a</text:span></text:p>
      <text:p text:style-name="P22"/>
      <text:p text:style-name="P24">#Pause the container</text:p>
      <text:p text:style-name="P21">docker-compose <text:span text:style-name="T11">pause</text:span></text:p>
      <text:p text:style-name="P14"/>
      <text:p text:style-name="P24">#Unpause the container</text:p>
      <text:p text:style-name="P21">docker-compose <text:span text:style-name="T11">unpause</text:span></text:p>
      <text:p text:style-name="P21"/>
      <text:p text:style-name="P26">#Kill Containers</text:p>
      <text:p text:style-name="P23">docker-compose <text:span text:style-name="T12">kill</text:span></text:p>
      <text:p text:style-name="P23"/>
      <text:p text:style-name="P26">#Check logs</text:p>
      <text:p text:style-name="P23">docker-compose <text:span text:style-name="T12">logs -f</text:span> </text:p>
      <text:p text:style-name="P5"/>
      <text:p text:style-name="P26">#check port of any particular service in docker-compose file</text:p>
      <text:p text:style-name="P23">docker-compose <text:span text:style-name="T12">port </text:span><text:span text:style-name="T13">webapp1</text:span><text:span text:style-name="T12"> 80</text:span></text:p>
      <text:p text:style-name="P26"/>
      <text:p text:style-name="P26">#<text:span text:style-name="T13">Execute any command in running container of compose file</text:span></text:p>
      <text:p text:style-name="P23">docker-compose <text:span text:style-name="T13">exec webapp1 ls</text:span></text:p>
      <text:p text:style-name="P5"/>
      <text:p text:style-name="P6"/>
      <text:p text:style-name="P27"><text:soft-page-break/>#<text:span text:style-name="T15">Only pull the images from docker-compose file</text:span></text:p>
      <text:p text:style-name="P23">docker-compose <text:span text:style-name="T15">pull</text:span></text:p>
      <text:p text:style-name="P5"/>
      <text:p text:style-name="P27">#<text:span text:style-name="T15">Scale conatiners </text:span></text:p>
      <text:p text:style-name="P23">docker-compose <text:span text:style-name="T15">scale webapp1=4 webapp2=6</text:span></text:p>
      <text:p text:style-name="P2"/>
      <text:p text:style-name="P1">################### JFYI ######################</text:p>
      <text:p text:style-name="P1"/>
      <text:p text:style-name="P1"># Install ssh server in cont<text:span text:style-name="T4">a</text:span>iner</text:p>
      <text:p text:style-name="P1">RUN apt install openssh-server -y <text:s/></text:p>
      <text:p text:style-name="P1">EXPOSE 22</text:p>
      <text:p text:style-name="P1">CMD ["/usr/sbin/sshd", "-D"]</text:p>
      <text:p text:style-name="P1"/>
      <text:p text:style-name="P3">##### Docker Swarm #####Docker always recommends to promote manager as 1,3,5,7.. <text:s/>(as odd no)</text:p>
      <text:p text:style-name="P1"/>
      <text:p text:style-name="P1">#To create a new docker swarm leader</text:p>
      <text:p text:style-name="P1">docker swarm init</text:p>
      <text:p text:style-name="P1"/>
      <text:p text:style-name="P1">#To chek the list of nodes connected to docker swarm</text:p>
      <text:p text:style-name="P1">docker node ls</text:p>
      <text:p text:style-name="P1"/>
      <text:p text:style-name="P1">#To get the docker initialise link again to join worker</text:p>
      <text:p text:style-name="P1">docker swarm join-token worker </text:p>
      <text:p text:style-name="P1"/>
      <text:p text:style-name="P1">#To get the docker initialise link again to join mananger</text:p>
      <text:p text:style-name="P1">docker swarm join-token manager </text:p>
      <text:p text:style-name="P1"/>
      <text:p text:style-name="P1">#To exit from docker swarm manager (Run this comand on worker)</text:p>
      <text:p text:style-name="P1">docker swarm leave -<text:span text:style-name="T16">f</text:span></text:p>
      <text:p text:style-name="P1"/>
      <text:p text:style-name="P1">#To remove any worker from group (Run this command on manager)</text:p>
      <text:p text:style-name="P1">docker node rm worker2</text:p>
      <text:p text:style-name="P1"/>
      <text:p text:style-name="P1">#To inspect worker information</text:p>
      <text:p text:style-name="P1">docker node inspect worker1</text:p>
      <text:p text:style-name="P1"/>
      <text:p text:style-name="P1">#To promote docker worker to manager</text:p>
      <text:p text:style-name="P1">docker node promote worker1 worker2</text:p>
      <text:p text:style-name="P1"/>
      <text:p text:style-name="P1">#To demote docker worker to manager</text:p>
      <text:p text:style-name="P1">docker node demote worker1 worker2</text:p>
      <text:p text:style-name="P1"/>
      <text:p text:style-name="P1">#To create a service</text:p>
      <text:p text:style-name="P1">docker service create -d alpine ping 8.8.8.8</text:p>
      <text:p text:style-name="P1"/>
      <text:p text:style-name="P1">#To create a service with replicas</text:p>
      <text:p text:style-name="P1">docker service create -d --replicas 4 alpine ping 8.8.8.8</text:p>
      <text:p text:style-name="P1"/>
      <text:p text:style-name="P1">#To check the running serices.</text:p>
      <text:p text:style-name="P1">docker service ls</text:p>
      <text:p text:style-name="P1"/>
      <text:p text:style-name="P1">#To check where the ser<text:span text:style-name="T18">v</text:span>ices are running</text:p>
      <text:p text:style-name="P1">docker service ps ajdlkjdlii211</text:p>
      <text:p text:style-name="P1"/>
      <text:p text:style-name="P1">#To scale docker conatainers</text:p>
      <text:p text:style-name="P1">docker service scale asdekjjkajdf=4 dasdewdqw=4</text:p>
      <text:p text:style-name="P1"/>
      <text:p text:style-name="P1"><text:soft-page-break/>#To run the serice globally</text:p>
      <text:p text:style-name="P1">docker service create --mode global alpine ping 8.8.8.8</text:p>
      <text:p text:style-name="P1"/>
      <text:p text:style-name="P1">#To run container on manager only</text:p>
      <text:p text:style-name="P1">docker service create --constraint="node.role==manager" alpine ping 8.8.8.8</text:p>
      <text:p text:style-name="P1"/>
      <text:p text:style-name="P1">#To run container on any particular worker only</text:p>
      <text:p text:style-name="P1">docker service create --constraint="node.role==worker" alpine ping 8.8.8.8</text:p>
      <text:p text:style-name="P1"/>
      <text:p text:style-name="P1">#To add any label to any worker <text:s/>(Labels are required because you can run containers on any particular workers by this)</text:p>
      <text:p text:style-name="P1">docker node update --label-add="ssd=true" worker1</text:p>
      <text:p text:style-name="P1"/>
      <text:p text:style-name="P1">#TO remove any label from worker</text:p>
      <text:p text:style-name="P1">docker node update --label-rm ssd node2</text:p>
      <text:p text:style-name="P1"/>
      <text:p text:style-name="P7">#To create a service on docker</text:p>
      <text:p text:style-name="P7">docker service create --replicas 4 alpine ping 10.0.2.6</text:p>
      <text:p text:style-name="P7"/>
      <text:p text:style-name="P7">#To check wether service working on manager or worker (rgdwt4x9f8kqzyetwu861wbqm = service id)</text:p>
      <text:p text:style-name="P7">docker service ps rgdwt4x9f8kqzyetwu861wbqm</text:p>
      <text:p text:style-name="P1"/>
      <text:p text:style-name="P8">#<text:span text:style-name="T6">To list all services</text:span></text:p>
      <text:p text:style-name="P9">docker service ls</text:p>
      <text:p text:style-name="P1"/>
      <text:p text:style-name="P1">#To run any service on particular worker by using labels</text:p>
      <text:p text:style-name="P1">docker service create --constraint="node.labels.ssd==true" --replicas=3 -d alpine ping 8.8.8.8</text:p>
      <text:p text:style-name="P1"/>
      <text:p text:style-name="P1">#To pause any running worker node <text:span text:style-name="T7">but it willl not shift any load to manager</text:span></text:p>
      <text:p text:style-name="P1">docker node update --availability=pause worker2</text:p>
      <text:p text:style-name="P1"/>
      <text:p text:style-name="P4">#To unpause any running worker node <text:span text:style-name="T7">but it willl not shift any load to worker</text:span></text:p>
      <text:p text:style-name="P1">docker node update --availability=active worker2</text:p>
      <text:p text:style-name="P1"/>
      <text:p text:style-name="P1">#To move all containers from running worker node to other automatically</text:p>
      <text:p text:style-name="P1">docker node update --availability=drain worker2</text:p>
      <text:p text:style-name="P1"/>
      <text:p text:style-name="P1">#To run compose-file as stack deploy</text:p>
      <text:p text:style-name="P1">docker stack deploy --compose-file docker-compose.yml Demo</text:p>
      <text:p text:style-name="P1">#To remove stack</text:p>
      <text:p text:style-name="P1">docker stack rm Demo </text:p>
      <text:p text:style-name="P1"/>
      <text:p text:style-name="P1">#List no of stacks</text:p>
      <text:p text:style-name="P1">docker stack ls</text:p>
      <text:p text:style-name="P1"/>
      <text:p text:style-name="P1">#To check on which machines stacks are running</text:p>
      <text:p text:style-name="P1">docker stack ps Demo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1402in" fo:margin-right="0in" fo:text-indent="0in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402in" fo:margin-right="0in" fo:text-indent="0in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661in" fo:margin-bottom="0.3154in" fo:margin-left="0.7874in" fo:margin-right="0.0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9:16:52.837631193</meta:creation-date>
    <dc:date>2024-09-18T12:04:23.491354530</dc:date>
    <meta:editing-duration>PT11H42M3S</meta:editing-duration>
    <meta:editing-cycles>64</meta:editing-cycles>
    <meta:generator>LibreOffice/24.2.5.2$Linux_X86_64 LibreOffice_project/420$Build-2</meta:generator>
    <meta:document-statistic meta:table-count="0" meta:image-count="0" meta:object-count="0" meta:page-count="5" meta:paragraph-count="184" meta:word-count="965" meta:character-count="6437" meta:non-whitespace-character-count="5624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